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1f23" officeooo:paragraph-rsid="00171f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1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11:14:50.8390000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4.0.3$Windows_X86_64 LibreOffice_project/f85e47c08ddd19c015c0114a68350214f7066f5a</meta:generator>
  </office:meta>
</office:document-meta>
</file>